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09c" officeooo:paragraph-rsid="0009509c"/>
    </style:style>
    <style:style style:name="P2" style:family="paragraph" style:parent-style-name="Standard">
      <style:text-properties officeooo:rsid="0009509c" officeooo:paragraph-rsid="0009d8c7"/>
    </style:style>
    <style:style style:name="P3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page"/>
      <style:text-properties fo:font-weight="bold" officeooo:rsid="0009509c" officeooo:paragraph-rsid="0009509c" fo:background-color="transparent" style:font-weight-asian="bold" style:font-weight-complex="bold"/>
    </style:style>
    <style:style style:name="T1" style:family="text">
      <style:text-properties officeooo:rsid="0009d8c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cript CTparental_unbound peut ètre lancer en utilisateur simple sous un poste linux ayant CTparental d’installer et permet de générer un fichier service.conf</text:p>
      <text:p text:style-name="P1">utilisable par unbound (dns serveur) qui fonctionne aussi sous windows.</text:p>
      <text:p text:style-name="P1"/>
      <text:p text:style-name="P1">le fichier service.conf et un exemple générer pour bloquer les publicités.</text:p>
      <text:p text:style-name="P1">voir toto ici http://korben.info/installer-serveur-dns-unbound.html </text:p>
      <text:p text:style-name="P1"/>
      <text:p text:style-name="P1"/>
      <text:p text:style-name="P1"><text:span text:style-name="T1">copie</text:span> des paramètres dnsmasq de CTparental .</text:p>
      <text:p text:style-name="P1">en fonction de vos choix le fichier générer peut <text:span text:style-name="T1">être</text:span> ass<text:span text:style-name="T1">é</text:span> volumineux en virons 100M si l'on active la <text:span text:style-name="T1">catégorie</text:span> <text:span text:style-name="T2">adult</text:span> de la bl de toulouse.</text:p>
      <text:p text:style-name="P2"><text:span text:style-name="T1">malheureusement</text:span> cela engendre <text:span text:style-name="T1">l’erreur</text:span> <text:span text:style-name="T1">suivante</text:span> sous la version ubound windows, l<text:span text:style-name="T1">a commande </text:span>unbound-checkconf passe sans <text:span text:style-name="T1">problème</text:span> avec le même fichier sous linux.</text:p>
      <text:p text:style-name="P1">peut <text:span text:style-name="T1">être</text:span> la version windows a une limite sur la taille des fichiers de conf plus petite car compiler en 32bit et non en full 64bit ??</text:p>
      <text:p text:style-name="P1"/>
      <text:p text:style-name="P3">Microsoft Windows [version 10.0.10240]</text:p>
      <text:p text:style-name="P3">(c) 2015 Microsoft Corporation. Tous droits réservés.</text:p>
      <text:p text:style-name="P3"/>
      <text:p text:style-name="P3">C:\Windows\System32&gt;cd "C:\Program Files (x86)\Unbound"</text:p>
      <text:p text:style-name="P3"/>
      <text:p text:style-name="P3">C:\Program Files (x86)\Unbound&gt;unbound-checkconf.exe</text:p>
      <text:p text:style-name="P3">[1475685146] unbound-checkconf[4944:0] error: out of memory</text:p>
      <text:p text:style-name="P3">[1475685146] unbound-checkconf[4944:0] error: could not enter zone myeroticlingerie.blogspot.sg redirect</text:p>
      <text:p text:style-name="P3">[1475685146] unbound-checkconf[4944:0] fatal error: failed local-zone, local-data configuration</text:p>
      <text:p text:style-name="P3"/>
      <text:p text:style-name="P3">C:\Program Files (x86)\Unbound&gt;</text:p>
      <text:p text:style-name="P1"/>
      <text:p text:style-name="P1"><text:span text:style-name="T1">empêchant</text:span> l'utilisation de la <text:span text:style-name="T1">catégorie</text:span> adult :(</text:p>
      <text:p text:style-name="P1">mais on peut tous de même générer un fichier avec les autres catégorie.</text:p>
      <text:p text:style-name="P1">et ajouter le sites porno du <text:span text:style-name="T1">haut</text:span> de la liste de google , dukdukgoo ,bing ...</text:p>
      <text:p text:style-name="P1">cela limitera un peut.</text:p>
      <text:p text:style-name="P1">seul le fesearchgoogle google et prit en compte car il utilise une technique purement baser sur le dns<text:span text:style-name="T1">masq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48:25.814598538</meta:creation-date>
    <dc:date>2016-10-06T18:57:04.244998235</dc:date>
    <meta:editing-duration>PT8M40S</meta:editing-duration>
    <meta:editing-cycles>2</meta:editing-cycles>
    <meta:generator>LibreOffice/5.2.2.2.0$Linux_X86_64 LibreOffice_project/20m0$Build-2</meta:generator>
    <meta:document-statistic meta:table-count="0" meta:image-count="0" meta:object-count="0" meta:page-count="1" meta:paragraph-count="21" meta:word-count="232" meta:character-count="1666" meta:non-whitespace-character-count="1454"/>
  </office:meta>
</office:document-meta>
</file>